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iration Serif" svg:font-family="'Libi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2">
      <style:text-properties fo:font-style="normal" style:font-style-asian="normal" style:font-style-complex="normal"/>
    </style:style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P8" style:family="paragraph" style:parent-style-name="Standard" style:list-style-name="L4">
      <style:text-properties fo:font-style="normal" style:font-style-asian="normal" style:font-style-complex="normal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style:font-name="Libiration Serif" fo:font-style="normal" style:font-style-asian="normal" style:font-style-complex="normal"/>
    </style:style>
    <style:style style:name="P11" style:family="paragraph" style:parent-style-name="Standard" style:list-style-name="L4">
      <style:text-properties style:font-name="Libiration Serif" fo:font-style="normal" style:font-style-asian="normal" style:font-style-complex="normal"/>
    </style:style>
    <style:style style:name="P12" style:family="paragraph" style:parent-style-name="Standard" style:list-style-name="L4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Monospace"/>
    </style:style>
    <style:style style:name="T3" style:family="text">
      <style:text-properties style:font-name="Libi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</text:p>
      <text:p text:style-name="P1"/>
      <text:p text:style-name="P1">To run the demo of serpint, follow these instructions.... </text:p>
      <text:p text:style-name="P1"/>
      <text:p text:style-name="P1">Part one of the demo will show you the capability of serpint to control the GPIO pins over a serial port. Part 2 will also show you the same thing can be done over a network. The serial monitor that you run has NO GPIO library loaded, only a standard serial library.</text:p>
      <text:p text:style-name="P1"/>
      <text:p text:style-name="P1">For Part One You Will Need....</text:p>
      <text:p text:style-name="P1"/>
      <text:list xml:id="list6609861004700080778" text:style-name="L1">
        <text:list-item>
          <text:p text:style-name="P5">A Raspberry Pi with Screen and Keyboard</text:p>
        </text:list-item>
        <text:list-item>
          <text:p text:style-name="P5">A way to check GPIO voltages (Voltmeter, LED)</text:p>
        </text:list-item>
        <text:list-item>
          <text:p text:style-name="P3"><text:span text:style-name="T1">Serpint (Download from </text:span><text:a xlink:type="simple" xlink:href="http://github.com/602p/serpint"><text:span text:style-name="T1">http://github.com/602p/serpint</text:span></text:a><text:span text:style-name="T1">)</text:span></text:p>
        </text:list-item>
      </text:list>
      <text:p text:style-name="P1"/>
      <text:p text:style-name="P1">For Part Two You Will need</text:p>
      <text:p text:style-name="P1"/>
      <text:list xml:id="list3669915967259862586" text:style-name="L2">
        <text:list-item>
          <text:p text:style-name="P6">Another computer (running linux)</text:p>
        </text:list-item>
        <text:list-item>
          <text:p text:style-name="P6">A connection between them, on the same network</text:p>
        </text:list-item>
        <text:list-item>
          <text:p text:style-name="P6">Serpint on the other computer</text:p>
        </text:list-item>
      </text:list>
      <text:p text:style-name="P1"/>
      <text:p text:style-name="P1">PART 1</text:p>
      <text:p text:style-name="P1">This tests the GPIO control over serial functionality of serpint</text:p>
      <text:p text:style-name="P1"/>
      <text:p text:style-name="P1"><text:s text:c="36"/>IN A TERMINAL</text:p>
      <text:list xml:id="list1923942205148774160" text:style-name="L3">
        <text:list-item>
          <text:p text:style-name="P7">On your raspberry pi.... Cd to the bin directory of the serpint folder</text:p>
        </text:list-item>
        <text:list-item>
          <text:p text:style-name="P7">Run<text:line-break/><text:span text:style-name="T2">./serpint gpiotoserial ttyS44 4444</text:span></text:p>
          <text:p text:style-name="P10">This will allow the GPIO pins to be controlled over the serial port ttyS44<text:line-break/>NOTE: It will continue tring to connect UNTIL you do STEP 3! DO STEP 3 ASAP!</text:p>
        </text:list-item>
        <text:list-item>
          <text:p text:style-name="P7">Open a new tab/tty and run the built-in serial monitor<text:line-break/><text:span text:style-name="T2">./serpint monitor</text:span></text:p>
        </text:list-item>
        <text:list-item>
          <text:p text:style-name="P7">In the monitor, enter your serial port as /dev/ttyS44</text:p>
        </text:list-item>
        <text:list-item>
          <text:p text:style-name="P9"><text:span text:style-name="T1">Attach a voltimeter or light to gpio pins 4 and ground [ see </text:span><text:a xlink:type="simple" xlink:href="http://elinux.org/images/2/2a/GPIOs.png"><text:span text:style-name="T1">http://elinux.org/images/2/2a/GPIOs.png</text:span></text:a><text:span text:style-name="T1">]</text:span></text:p>
        </text:list-item>
        <text:list-item>
          <text:p text:style-name="P7">Press space in the monitor to toggle the power to pin 4</text:p>
        </text:list-item>
        <text:list-item>
          <text:p text:style-name="P7">When done, press q to quit the monitor</text:p>
        </text:list-item>
        <text:list-item>
          <text:p text:style-name="P7">Run <text:line-break/><text:span text:style-name="T2">./serpint cleanup</text:span></text:p>
        </text:list-item>
      </text:list>
      <text:p text:style-name="P1"/>
      <text:p text:style-name="P1">PART 2 [OPTIONAL]</text:p>
      <text:p text:style-name="P1">This tests the networking functionality of serpint</text:p>
      <text:p text:style-name="P1"/>
      <text:p text:style-name="P1">Part 2 is a lot more complicated. You are doing the same thing as in part one, but instead of just connecting to the serial port you create, you link it over a network to another serial port. That way data going in Port 1 comes out Port 2, and data goingin Port 2 comes out Port1. This is called a serial port connection.</text:p>
      <text:p text:style-name="P1"/>
      <text:list xml:id="list5583688502209233168" text:style-name="L4">
        <text:list-item>
          <text:p text:style-name="P8">On your raspberry pi.... Cd to the bin directory of the serpint folder</text:p>
        </text:list-item>
        <text:list-item>
          <text:p text:style-name="P8"><text:soft-page-break/>Run<text:line-break/><text:span text:style-name="T2">./serpint gpiotoserial ttyS55 5555</text:span></text:p>
          <text:p text:style-name="P11">This will allow the GPIO pins to be controlled over the serial port ttyS44</text:p>
        </text:list-item>
        <text:list-item>
          <text:p text:style-name="P8">Run <text:line-break/><text:span text:style-name="T2">./serpint serialtosock ttyS55 5556<text:line-break/></text:span><text:span text:style-name="T3">This will act as the first half of the serial port connection</text:span></text:p>
          <text:p text:style-name="P11">NOTE: IT WILL SAY “WAITING FOR REMOTE CONNECTION”, DONT WORRY, THIS WILL GO AWAYIN STEP 6</text:p>
        </text:list-item>
        <text:list-item>
          <text:p text:style-name="P8">Make note of your raspberry pi's IP address (you can find this out by doing <text:line-break/><text:span text:style-name="T2">sudo ifconfig|grep “inet addr”</text:span> <text:line-break/>(you’ll want the top one)) You’ll need this in step 5</text:p>
        </text:list-item>
        <text:list-item>
          <text:p text:style-name="P8">On another (linux) computer, download serpint</text:p>
        </text:list-item>
        <text:list-item>
          <text:p text:style-name="P8">Cd to the bin folder and run <text:line-break/><text:span text:style-name="T2">./serpint socktoserial ttyS56 192.168.1.7 5556</text:span><text:line-break/>You will want to replace 192.168.1.7 with the IP address that you got in step 3</text:p>
          <text:p text:style-name="P8">This will act as the second half of <text:s/>the serial port connection</text:p>
          <text:p text:style-name="P8">NOTE: THE PROGRAM WILL EXIT. THIS IS NORMAL. IT STARTS A DAEMON AND EXITS</text:p>
        </text:list-item>
        <text:list-item>
          <text:p text:style-name="P8">ON THE SECOND COMPUTER...Open a new tab/tty and run the built-in serial monitor<text:line-break/><text:span text:style-name="T2">./serpint monitor</text:span></text:p>
        </text:list-item>
        <text:list-item>
          <text:p text:style-name="P8">In the monitor, enter your serial port as /dev/ttyS56</text:p>
        </text:list-item>
        <text:list-item>
          <text:p text:style-name="P12"><text:span text:style-name="T1">Attach a voltimeter or light to gpio pins 4 and ground [ see </text:span><text:a xlink:type="simple" xlink:href="http://elinux.org/images/2/2a/GPIOs.png"><text:span text:style-name="T1">http://elinux.org/images/2/2a/GPIOs.png</text:span></text:a><text:span text:style-name="T1">]</text:span></text:p>
        </text:list-item>
        <text:list-item>
          <text:p text:style-name="P8">Press space in the monitor to toggle the power to pin 4</text:p>
        </text:list-item>
        <text:list-item>
          <text:p text:style-name="P8">When done, press q to quit the monitor</text:p>
        </text:list-item>
        <text:list-item>
          <text:p text:style-name="P8">Run <text:line-break/><text:span text:style-name="T2">./serpint cleanup </text:span><text:line-break/>on bolth mach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iration Serif" svg:font-family="'Libiration Serif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5-23T17:00:26</meta:creation-date>
    <dc:date>2012-08-30T17:47:52.57</dc:date>
    <meta:editing-duration>PT3H28M15S</meta:editing-duration>
    <meta:editing-cycles>14</meta:editing-cycles>
    <meta:generator>OpenOffice.org/3.4$Win32 OpenOffice.org_project/340m1$Build-9590</meta:generator>
    <meta:print-date>2012-08-30T16:38:38.57</meta:print-date>
    <meta:document-statistic meta:table-count="0" meta:image-count="0" meta:object-count="0" meta:page-count="2" meta:paragraph-count="42" meta:word-count="550" meta:character-count="3047"/>
  </office:meta>
</office:document-meta>
</file>